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 style:list-style-name="L32"/>
    <style:style style:name="P33" style:family="paragraph" style:parent-style-name="Standard" style:list-style-name="L33"/>
    <style:style style:name="P34" style:family="paragraph" style:parent-style-name="Standard" style:list-style-name="L34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6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 April 1</text:p>
      <text:list xml:id="list10632508701" text:style-name="L1">
        <text:list-item>
          <text:p text:style-name="P1">hu u y u</text:p>
        </text:list-item>
        <text:list-item>
          <text:p text:style-name="P1">updates of their tasks and projects</text:p>
        </text:list-item>
        <text:list-item>
          <text:p text:style-name="P1">orientation by sir meric</text:p>
        </text:list-item>
      </text:list>
      <text:p text:style-name="Standard"/>
      <text:p text:style-name="Standard">tue apr 2</text:p>
      <text:list xml:id="list466759168" text:style-name="L2">
        <text:list-item>
          <text:p text:style-name="P2">install apache, php5, mysql,phpmyadmin</text:p>
        </text:list-item>
        <text:list-item>
          <text:p text:style-name="P2">present php, basics by sir henyo</text:p>
        </text:list-item>
      </text:list>
      <text:p text:style-name="Standard"/>
      <text:p text:style-name="Standard">wed apr 3</text:p>
      <text:list xml:id="list1274208456" text:style-name="L3">
        <text:list-item>
          <text:p text:style-name="P3">add edit delete php</text:p>
        </text:list-item>
      </text:list>
      <text:p text:style-name="Standard"/>
      <text:p text:style-name="Standard">thu apr 4</text:p>
      <text:list xml:id="list877309711" text:style-name="L4">
        <text:list-item>
          <text:p text:style-name="P4">continuation of task – add edit delete md5 validations</text:p>
        </text:list-item>
        <text:list-item>
          <text:p text:style-name="P4">introduction of project – biochar</text:p>
        </text:list-item>
        <text:list-item>
          <text:p text:style-name="P4">do the add edit delete of biochar cms</text:p>
          <text:list>
            <text:list-item>
              <text:p text:style-name="P4">mitchie – about us</text:p>
            </text:list-item>
            <text:list-item>
              <text:p text:style-name="P4">rosi – faqs</text:p>
            </text:list-item>
            <text:list-item>
              <text:p text:style-name="P4">jeth – news</text:p>
            </text:list-item>
          </text:list>
        </text:list-item>
        <text:list-item>
          <text:p text:style-name="P4">ks of sir edwin (paretto principle), sir meric (half of 8) and ms rosa (chinese language)</text:p>
        </text:list-item>
        <text:list-item>
          <text:p text:style-name="P4">hu u y u of ellie</text:p>
        </text:list-item>
      </text:list>
      <text:p text:style-name="Standard"/>
      <text:p text:style-name="Standard">fri april 5</text:p>
      <text:list xml:id="list949056030" text:style-name="L5">
        <text:list-item>
          <text:p text:style-name="P5">continuation of add edit delete of biochar cms</text:p>
        </text:list-item>
        <text:list-item>
          <text:p text:style-name="P5">did the sort </text:p>
          <text:list>
            <text:list-item>
              <text:p text:style-name="P5">rosi mitchie (up down, title active)</text:p>
            </text:list-item>
            <text:list-item>
              <text:p text:style-name="P5">jeth (up down, title, author, date, active)</text:p>
            </text:list-item>
          </text:list>
        </text:list-item>
        <text:list-item>
          <text:p text:style-name="P5">intro to a new tasks – html and css of biochar webpage</text:p>
        </text:list-item>
      </text:list>
      <text:p text:style-name="Standard"/>
      <text:p text:style-name="Standard">mon apr 8</text:p>
      <text:list xml:id="list880148855" text:style-name="L6">
        <text:list-item>
          <text:p text:style-name="P6">continuation of tasks – html and css of biochar webpage</text:p>
        </text:list-item>
        <text:list-item>
          <text:p text:style-name="P6">rosi mitchie (faqs, about us)</text:p>
        </text:list-item>
        <text:list-item>
          <text:p text:style-name="P6">jeth (news, column adjustments)</text:p>
        </text:list-item>
      </text:list>
      <text:p text:style-name="Standard"/>
      <text:p text:style-name="Standard">tue apr 9</text:p>
      <text:list xml:id="list1801723759" text:style-name="L7">
        <text:list-item>
          <text:p text:style-name="P7">kagitingan day</text:p>
        </text:list-item>
      </text:list>
      <text:p text:style-name="Standard"/>
      <text:p text:style-name="Standard">wed apr 10</text:p>
      <text:list xml:id="list2105200134" text:style-name="L8">
        <text:list-item>
          <text:p text:style-name="P8">continuation of tasks – biochar webpage (body main content)</text:p>
        </text:list-item>
        <text:list-item>
          <text:p text:style-name="P8">connecting to database</text:p>
        </text:list-item>
        <text:list-item>
          <text:p text:style-name="P8">using adodb</text:p>
        </text:list-item>
        <text:list-item>
          <text:p text:style-name="P8">task: adodb, function.php</text:p>
        </text:list-item>
        <text:list-item>
          <text:p text:style-name="P8">zenzic opensource plant tour university of san carlos</text:p>
        </text:list-item>
        <text:list-item>
          <text:p text:style-name="P8">jogging in preparation for the sagada</text:p>
        </text:list-item>
      </text:list>
      <text:p text:style-name="Standard"/>
      <text:p text:style-name="Standard"/>
      <text:p text:style-name="Standard"><text:soft-page-break/>thur apr 11</text:p>
      <text:list xml:id="list1213173815" text:style-name="L9">
        <text:list-item>
          <text:p text:style-name="P9">new tasks</text:p>
        </text:list-item>
        <text:list-item>
          <text:p text:style-name="P9">rosi – links – left outer join</text:p>
        </text:list-item>
        <text:list-item>
          <text:p text:style-name="P9">jeth – contact us, captcha, final css of biochar webpage</text:p>
        </text:list-item>
        <text:list-item>
          <text:p text:style-name="P9">mitchie – gallery, benefits</text:p>
          <text:p text:style-name="P9"/>
        </text:list-item>
      </text:list>
      <text:p text:style-name="Standard"/>
      <text:p text:style-name="Standard">fri apr 12</text:p>
      <text:list xml:id="list90327422" text:style-name="L10">
        <text:list-item>
          <text:p text:style-name="P10">continuation of tasks</text:p>
        </text:list-item>
        <text:list-item>
          <text:p text:style-name="P10">finished tasks</text:p>
          <text:list>
            <text:list-item>
              <text:p text:style-name="P10">gallery – mitchie</text:p>
            </text:list-item>
            <text:list-item>
              <text:p text:style-name="P10">contact us – jeth</text:p>
            </text:list-item>
          </text:list>
        </text:list-item>
        <text:list-item>
          <text:p text:style-name="P10">final biochar for today</text:p>
        </text:list-item>
        <text:list-item>
          <text:p text:style-name="P10">linis linis din ng codes</text:p>
        </text:list-item>
      </text:list>
      <text:p text:style-name="Standard"/>
      <text:p text:style-name="Standard">mon apr 15</text:p>
      <text:list xml:id="list1548034274" text:style-name="L11">
        <text:list-item>
          <text:p text:style-name="P11">links</text:p>
          <text:list>
            <text:list-item>
              <text:p text:style-name="P11">category and links</text:p>
            </text:list-item>
            <text:list-item>
              <text:p text:style-name="P11">cms and biochar webpage</text:p>
            </text:list-item>
          </text:list>
        </text:list-item>
        <text:list-item>
          <text:p text:style-name="P11">webpage</text:p>
        </text:list-item>
        <text:list-item>
          <text:p text:style-name="P11">biochar news and more info sidebar</text:p>
        </text:list-item>
      </text:list>
      <text:p text:style-name="Standard"/>
      <text:p text:style-name="Standard">tue apr 16</text:p>
      <text:list xml:id="list1715838630" text:style-name="L12">
        <text:list-item>
          <text:p text:style-name="P12">links</text:p>
          <text:list>
            <text:list-item>
              <text:p text:style-name="P12">sort stuff</text:p>
            </text:list-item>
            <text:list-item>
              <text:p text:style-name="P12">left join</text:p>
            </text:list-item>
          </text:list>
        </text:list-item>
        <text:list-item>
          <text:p text:style-name="P12">samba file sharing</text:p>
        </text:list-item>
        <text:list-item>
          <text:p text:style-name="P12">linis linis din ng codes</text:p>
        </text:list-item>
        <text:list-item>
          <text:p text:style-name="P12">mitchie – gallery</text:p>
        </text:list-item>
        <text:list-item>
          <text:p text:style-name="P12">jeth – samba, biochar webpage css, news</text:p>
        </text:list-item>
        <text:list-item>
          <text:p text:style-name="P12">sir henyo fixed left join logic</text:p>
        </text:list-item>
        <text:list-item>
          <text:p text:style-name="P12">ks of sir meric (quadrants) and mitchie (chopsticks hairstyle)</text:p>
        </text:list-item>
        <text:list-item>
          <text:p text:style-name="P12">briefing of sagada (mountaineer) and book drive</text:p>
        </text:list-item>
      </text:list>
      <text:p text:style-name="Standard"/>
      <text:p text:style-name="Standard">wed apr 17</text:p>
      <text:list xml:id="list645350784" text:style-name="L13">
        <text:list-item>
          <text:p text:style-name="P13">blooooooooooooooggs</text:p>
        </text:list-item>
      </text:list>
      <text:p text:style-name="Standard"/>
      <text:p text:style-name="Standard">thur apr 18</text:p>
      <text:list xml:id="list2096004505" text:style-name="L14">
        <text:list-item>
          <text:p text:style-name="P14">book drive </text:p>
        </text:list-item>
        <text:list-item>
          <text:p text:style-name="P14">arrival sa victory liner – 9:45pm</text:p>
        </text:list-item>
      </text:list>
      <text:p text:style-name="Standard"/>
      <text:p text:style-name="Standard">fri apr 19</text:p>
      <text:list xml:id="list1083603474" text:style-name="L15">
        <text:list-item>
          <text:p text:style-name="P15">left victory liner cubao – 3am</text:p>
        </text:list-item>
        <text:list-item>
          <text:p text:style-name="P15">arrival sa baguio – 9am</text:p>
        </text:list-item>
        <text:list-item>
          <text:p text:style-name="P15">arrival sa sagada - 4pm</text:p>
        </text:list-item>
      </text:list>
      <text:p text:style-name="Standard"/>
      <text:p text:style-name="Standard"><text:soft-page-break/>sat apr 20</text:p>
      <text:list xml:id="list1239692915" text:style-name="L16">
        <text:list-item>
          <text:p text:style-name="P16">connecting caves!!!</text:p>
        </text:list-item>
      </text:list>
      <text:p text:style-name="Standard"/>
      <text:p text:style-name="Standard">sun apr 21</text:p>
      <text:list xml:id="list1150017886" text:style-name="L17">
        <text:list-item>
          <text:p text:style-name="P17">pongas falls!!</text:p>
        </text:list-item>
        <text:list-item>
          <text:p text:style-name="P17">bought souvenirs!</text:p>
        </text:list-item>
        <text:list-item>
          <text:p text:style-name="P17">left sagada - 6pm</text:p>
        </text:list-item>
        <text:list-item>
          <text:p text:style-name="P17">arrival sa baguio – 11:45pm</text:p>
        </text:list-item>
      </text:list>
      <text:p text:style-name="Standard"/>
      <text:p text:style-name="Standard">mon apr 22</text:p>
      <text:list xml:id="list849261860" text:style-name="L18">
        <text:list-item>
          <text:p text:style-name="P18">left baguio – 6:20am</text:p>
        </text:list-item>
        <text:list-item>
          <text:p text:style-name="P18">bought souvenirs</text:p>
        </text:list-item>
        <text:list-item>
          <text:p text:style-name="P18">arrival sa manila - 12nn</text:p>
        </text:list-item>
      </text:list>
      <text:p text:style-name="Standard"/>
      <text:p text:style-name="Standard">tue apr 23</text:p>
      <text:list xml:id="list2025408619" text:style-name="L19">
        <text:list-item>
          <text:p text:style-name="P19">burglary incident :(</text:p>
        </text:list-item>
        <text:list-item>
          <text:p text:style-name="P19">new tasks</text:p>
          <text:list>
            <text:list-item>
              <text:p text:style-name="P19">eli – contact us footer</text:p>
            </text:list-item>
            <text:list-item>
              <text:p text:style-name="P19">mitchie – calcu jquery overlay</text:p>
            </text:list-item>
            <text:list-item>
              <text:p text:style-name="P19">rosi – biochar manual – updownload</text:p>
            </text:list-item>
            <text:list-item>
              <text:p text:style-name="P19">jeth – css, links, hover, webpage appearance</text:p>
            </text:list-item>
          </text:list>
        </text:list-item>
        <text:list-item>
          <text:p text:style-name="P19">new ojts!</text:p>
        </text:list-item>
        <text:list-item>
          <text:p text:style-name="P19">New project – make our own</text:p>
        </text:list-item>
      </text:list>
      <text:p text:style-name="Standard"/>
      <text:p text:style-name="Standard">wed apr 24</text:p>
      <text:list xml:id="list1024714964" text:style-name="L20">
        <text:list-item>
          <text:p text:style-name="P20">continuation of tasks</text:p>
        </text:list-item>
        <text:list-item>
          <text:p text:style-name="P20">another tasks</text:p>
          <text:list>
            <text:list-item>
              <text:p text:style-name="P20">eli – debug whole cms</text:p>
            </text:list-item>
            <text:list-item>
              <text:p text:style-name="P20">mitchie – sticker page</text:p>
            </text:list-item>
            <text:list-item>
              <text:p text:style-name="P20">rosi – faq (pagination, recperpage, back to list)</text:p>
            </text:list-item>
          </text:list>
          <text:p text:style-name="P20"><text:s text:c="13"/>- links (filter http://, target: blank)</text:p>
          <text:list text:continue-numbering="true">
            <text:list-item>
              <text:p text:style-name="P20">jeth – news (pagination, recperpage, back to list)</text:p>
            </text:list-item>
          </text:list>
        </text:list-item>
        <text:list-item>
          <text:p text:style-name="P20">brainstorm for new project – dtr automation, activity log</text:p>
        </text:list-item>
      </text:list>
      <text:p text:style-name="Standard"/>
      <text:p text:style-name="Standard">thu apr 25</text:p>
      <text:list xml:id="list1891958087" text:style-name="L21">
        <text:list-item>
          <text:p text:style-name="P21">absent ako (medical checkup)</text:p>
        </text:list-item>
        <text:list-item>
          <text:p text:style-name="P21">what they did:</text:p>
          <text:list>
            <text:list-item>
              <text:p text:style-name="P21">gathered data – ms reyna</text:p>
            </text:list-item>
            <text:list-item>
              <text:p text:style-name="P21">brainstorm what the project is all about</text:p>
            </text:list-item>
            <text:list-item>
              <text:p text:style-name="P21">designation of tasks</text:p>
            </text:list-item>
            <text:list-item>
              <text:p text:style-name="P21">content of the project</text:p>
            </text:list-item>
            <text:list-item>
              <text:p text:style-name="P21">hu u y u of the new interns</text:p>
            </text:list-item>
          </text:list>
        </text:list-item>
      </text:list>
      <text:p text:style-name="Standard"/>
      <text:p text:style-name="Standard">fri apr 26</text:p>
      <text:list xml:id="list492288578" text:style-name="L22">
        <text:list-item>
          <text:p text:style-name="P22">study code igniter</text:p>
        </text:list-item>
        <text:list-item>
          <text:p text:style-name="P22">orienting me of what the project is all about</text:p>
        </text:list-item>
        <text:list-item>
          <text:p text:style-name="P22"><text:soft-page-break/>mitchie and eli: UI planning</text:p>
        </text:list-item>
        <text:list-item>
          <text:p text:style-name="P22">jeth and rosi: database planning</text:p>
        </text:list-item>
        <text:list-item>
          <text:p text:style-name="P22">mindmap: kamahalan and pending system</text:p>
        </text:list-item>
        <text:list-item>
          <text:p text:style-name="P22">what to do for monday</text:p>
        </text:list-item>
      </text:list>
      <text:p text:style-name="Standard"/>
      <text:p text:style-name="Standard">mon apr 29</text:p>
      <text:list xml:id="list364679411" text:style-name="L23">
        <text:list-item>
          <text:p text:style-name="P23">kamahalan system:</text:p>
          <text:list>
            <text:list-item>
              <text:p text:style-name="P23">mitchie- landing page (on process)</text:p>
            </text:list-item>
            <text:list-item>
              <text:p text:style-name="P23">eli – finished 1 form(leave form)</text:p>
            </text:list-item>
            <text:list-item>
              <text:p text:style-name="P23">rosi – finished the structure and edited the database; add data tru codeigniter</text:p>
            </text:list-item>
            <text:list-item>
              <text:p text:style-name="P23">jeth – finished database; add edit delete and session tru codeigniter</text:p>
            </text:list-item>
          </text:list>
        </text:list-item>
        <text:list-item>
          <text:p text:style-name="P23">introduced to kasosyo v2 tasks</text:p>
        </text:list-item>
        <text:list-item>
          <text:p text:style-name="P23">update tasks – 8layer</text:p>
        </text:list-item>
        <text:list-item>
          <text:p text:style-name="P23">updharma down and tanya markova!!</text:p>
        </text:list-item>
      </text:list>
      <text:p text:style-name="Standard"/>
      <text:p text:style-name="Standard">tue apr 30</text:p>
      <text:list xml:id="list1299013794" text:style-name="L24">
        <text:list-item>
          <text:p text:style-name="P24">Kamahalan System</text:p>
          <text:list>
            <text:list-item>
              <text:p text:style-name="P24">done with login (jeth)</text:p>
            </text:list-item>
            <text:list-item>
              <text:p text:style-name="P24">2 forms done (eli)</text:p>
            </text:list-item>
          </text:list>
        </text:list-item>
        <text:list-item>
          <text:p text:style-name="P24">kasosyo</text:p>
          <text:list>
            <text:list-item>
              <text:p text:style-name="P24">new structure of webpage (mitchie)</text:p>
            </text:list-item>
            <text:list-item>
              <text:p text:style-name="P24">jquery (rosi)</text:p>
            </text:list-item>
          </text:list>
        </text:list-item>
      </text:list>
      <text:p text:style-name="Standard"/>
      <text:p text:style-name="Standard">wed may 1</text:p>
      <text:list xml:id="list1377754391" text:style-name="L25">
        <text:list-item>
          <text:p text:style-name="P25">labor day</text:p>
        </text:list-item>
      </text:list>
      <text:p text:style-name="Standard"/>
      <text:p text:style-name="Standard">thu may 2</text:p>
      <text:list xml:id="list201774223" text:style-name="L26">
        <text:list-item>
          <text:p text:style-name="P26">Kamahalan System</text:p>
          <text:list>
            <text:list-item>
              <text:p text:style-name="P26">jeth</text:p>
              <text:list>
                <text:list-item>
                  <text:p text:style-name="P26">done with session</text:p>
                </text:list-item>
                <text:list-item>
                  <text:p text:style-name="P26">login form working (front at back end)</text:p>
                </text:list-item>
                <text:list-item>
                  <text:p text:style-name="P26">landing page</text:p>
                </text:list-item>
              </text:list>
            </text:list-item>
            <text:list-item>
              <text:p text:style-name="P26">eli</text:p>
              <text:list>
                <text:list-item>
                  <text:p text:style-name="P26">done wd all the forms</text:p>
                </text:list-item>
              </text:list>
            </text:list-item>
          </text:list>
        </text:list-item>
        <text:list-item>
          <text:p text:style-name="P26">kasosyo</text:p>
          <text:list>
            <text:list-item>
              <text:p text:style-name="P26">mitchie</text:p>
              <text:list>
                <text:list-item>
                  <text:p text:style-name="P26">css front page</text:p>
                </text:list-item>
                <text:list-item>
                  <text:p text:style-name="P26">gallery</text:p>
                </text:list-item>
              </text:list>
            </text:list-item>
            <text:list-item>
              <text:p text:style-name="P26">rosi</text:p>
              <text:list>
                <text:list-item>
                  <text:p text:style-name="P26">jquery of modules</text:p>
                </text:list-item>
                <text:list-item>
                  <text:p text:style-name="P26">doing wd videos and contactus</text:p>
                </text:list-item>
              </text:list>
            </text:list-item>
          </text:list>
        </text:list-item>
        <text:list-item>
          <text:p text:style-name="P26">knowledge sharing</text:p>
          <text:list>
            <text:list-item>
              <text:p text:style-name="P26">mitchie rosi </text:p>
              <text:list>
                <text:list-item>
                  <text:p text:style-name="P26">passicve active income</text:p>
                </text:list-item>
                <text:list-item>
                  <text:p text:style-name="P26">whw</text:p>
                </text:list-item>
                <text:list-item>
                  <text:p text:style-name="P26">business</text:p>
                </text:list-item>
              </text:list>
            </text:list-item>
            <text:list-item>
              <text:p text:style-name="P26"><text:soft-page-break/>eric</text:p>
              <text:list>
                <text:list-item>
                  <text:p text:style-name="P26">blue ocean strategy</text:p>
                </text:list-item>
                <text:list-item>
                  <text:p text:style-name="P26">bigger picture</text:p>
                </text:list-item>
              </text:list>
            </text:list-item>
            <text:list-item>
              <text:p text:style-name="P26">dulce</text:p>
              <text:list>
                <text:list-item>
                  <text:p text:style-name="P26">shampoo</text:p>
                </text:list-item>
              </text:list>
            </text:list-item>
            <text:list-item>
              <text:p text:style-name="P26">sir edwin</text:p>
              <text:list>
                <text:list-item>
                  <text:p text:style-name="P26">technician at 70's bistro</text:p>
                </text:list-item>
              </text:list>
            </text:list-item>
            <text:list-item>
              <text:p text:style-name="P26">sir henyo</text:p>
              <text:list>
                <text:list-item>
                  <text:p text:style-name="P26">bawal mainlab</text:p>
                </text:list-item>
              </text:list>
            </text:list-item>
          </text:list>
        </text:list-item>
      </text:list>
      <text:p text:style-name="Standard"/>
      <text:p text:style-name="Standard">fri may 3</text:p>
      <text:list xml:id="list1030065891" text:style-name="L27">
        <text:list-item>
          <text:p text:style-name="P27">kamahalan system</text:p>
          <text:list>
            <text:list-item>
              <text:p text:style-name="P27">done with dtr real time</text:p>
            </text:list-item>
            <text:list-item>
              <text:p text:style-name="P27">even in the forms</text:p>
            </text:list-item>
          </text:list>
        </text:list-item>
        <text:list-item>
          <text:p text:style-name="P27">kasosyo</text:p>
          <text:list>
            <text:list-item>
              <text:p text:style-name="P27">continued what we left last time</text:p>
              <text:list>
                <text:list-item>
                  <text:p text:style-name="P27">gallery, contact us, videos</text:p>
                </text:list-item>
              </text:list>
            </text:list-item>
          </text:list>
        </text:list-item>
      </text:list>
      <text:p text:style-name="Standard"/>
      <text:p text:style-name="Standard">mon may 6</text:p>
      <text:list xml:id="list1315626464" text:style-name="L28">
        <text:list-item>
          <text:p text:style-name="P28">kamahalan system</text:p>
          <text:list>
            <text:list-item>
              <text:p text:style-name="P28">notifications</text:p>
            </text:list-item>
          </text:list>
        </text:list-item>
        <text:list-item>
          <text:p text:style-name="P28">kasosyo</text:p>
          <text:list>
            <text:list-item>
              <text:p text:style-name="P28">done wd gallery</text:p>
            </text:list-item>
            <text:list-item>
              <text:p text:style-name="P28">on going contacts and videos</text:p>
              <text:p text:style-name="P28"/>
            </text:list-item>
          </text:list>
        </text:list-item>
      </text:list>
      <text:p text:style-name="Standard">tue may 7</text:p>
      <text:list xml:id="list224262704" text:style-name="L29">
        <text:list-item>
          <text:p text:style-name="P29">kamahalan</text:p>
          <text:list>
            <text:list-item>
              <text:p text:style-name="P29">revised admin and user</text:p>
            </text:list-item>
            <text:list-item>
              <text:p text:style-name="P29">dtr</text:p>
            </text:list-item>
            <text:list-item>
              <text:p text:style-name="P29">tables for user and profile</text:p>
            </text:list-item>
          </text:list>
        </text:list-item>
        <text:list-item>
          <text:p text:style-name="P29">kasosyo</text:p>
          <text:list>
            <text:list-item>
              <text:p text:style-name="P29">footer</text:p>
            </text:list-item>
            <text:list-item>
              <text:p text:style-name="P29">css</text:p>
            </text:list-item>
            <text:list-item>
              <text:p text:style-name="P29">contacts</text:p>
            </text:list-item>
            <text:list-item>
              <text:p text:style-name="P29">videos</text:p>
            </text:list-item>
            <text:list-item>
              <text:p text:style-name="P29">downloads</text:p>
            </text:list-item>
          </text:list>
        </text:list-item>
      </text:list>
      <text:p text:style-name="Standard"/>
      <text:p text:style-name="Standard">wed may 8</text:p>
      <text:list xml:id="list93463847" text:style-name="L30">
        <text:list-item>
          <text:p text:style-name="P30">kamahalan</text:p>
          <text:list>
            <text:list-item>
              <text:p text:style-name="P30">time in</text:p>
            </text:list-item>
            <text:list-item>
              <text:p text:style-name="P30">time out</text:p>
            </text:list-item>
          </text:list>
        </text:list-item>
        <text:list-item>
          <text:p text:style-name="P30">kasosyo</text:p>
          <text:list>
            <text:list-item>
              <text:p text:style-name="P30">downloads</text:p>
            </text:list-item>
            <text:list-item>
              <text:p text:style-name="P30">css</text:p>
            </text:list-item>
            <text:list-item>
              <text:p text:style-name="P30">footer</text:p>
            </text:list-item>
            <text:list-item>
              <text:p text:style-name="P30">pagination</text:p>
            </text:list-item>
            <text:list-item>
              <text:p text:style-name="P30"><text:soft-page-break/>contact us</text:p>
            </text:list-item>
            <text:list-item>
              <text:p text:style-name="P30">banner</text:p>
            </text:list-item>
          </text:list>
        </text:list-item>
      </text:list>
      <text:p text:style-name="Standard"/>
      <text:p text:style-name="Standard">thu may 9</text:p>
      <text:list xml:id="list1958350679" text:style-name="L31">
        <text:list-item>
          <text:p text:style-name="P31">Kamahalan</text:p>
          <text:list>
            <text:list-item>
              <text:p text:style-name="P31">time in</text:p>
            </text:list-item>
            <text:list-item>
              <text:p text:style-name="P31">time out</text:p>
            </text:list-item>
            <text:list-item>
              <text:p text:style-name="P31">status – present / absent</text:p>
            </text:list-item>
          </text:list>
        </text:list-item>
        <text:list-item>
          <text:p text:style-name="P31">Kasosyo</text:p>
          <text:list>
            <text:list-item>
              <text:p text:style-name="P31">banner</text:p>
            </text:list-item>
            <text:list-item>
              <text:p text:style-name="P31">features</text:p>
            </text:list-item>
            <text:list-item>
              <text:p text:style-name="P31">news and updates</text:p>
            </text:list-item>
            <text:list-item>
              <text:p text:style-name="P31">contacts</text:p>
            </text:list-item>
          </text:list>
        </text:list-item>
        <text:list-item>
          <text:p text:style-name="P31">PS – mitchie and eli</text:p>
        </text:list-item>
        <text:list-item>
          <text:p text:style-name="P31">KS – kamahalan (14 bad habits)</text:p>
        </text:list-item>
      </text:list>
      <text:p text:style-name="Standard"/>
      <text:p text:style-name="Standard">fri may 10</text:p>
      <text:list xml:id="list1248852258" text:style-name="L32">
        <text:list-item>
          <text:p text:style-name="P32">Kamahalan</text:p>
          <text:list>
            <text:list-item>
              <text:p text:style-name="P32">upload pic using ajax</text:p>
            </text:list-item>
          </text:list>
        </text:list-item>
        <text:list-item>
          <text:p text:style-name="P32">kasosyo</text:p>
          <text:list>
            <text:list-item>
              <text:p text:style-name="P32">pagination of features and news and updates</text:p>
            </text:list-item>
            <text:list-item>
              <text:p text:style-name="P32">video upload</text:p>
            </text:list-item>
            <text:list-item>
              <text:p text:style-name="P32">css</text:p>
            </text:list-item>
            <text:list-item>
              <text:p text:style-name="P32">done!</text:p>
            </text:list-item>
          </text:list>
        </text:list-item>
        <text:list-item>
          <text:p text:style-name="P32">movie friday (4bia)</text:p>
        </text:list-item>
        <text:list-item>
          <text:p text:style-name="P32">last of day eli</text:p>
        </text:list-item>
      </text:list>
      <text:p text:style-name="Standard"/>
      <text:p text:style-name="Standard">mon apr 13</text:p>
      <text:list xml:id="list521561699" text:style-name="L33">
        <text:list-item>
          <text:p text:style-name="P33">election</text:p>
        </text:list-item>
      </text:list>
      <text:p text:style-name="Standard"/>
      <text:p text:style-name="Standard">tue apr 14</text:p>
      <text:list xml:id="list1046414172" text:style-name="L34">
        <text:list-item>
          <text:p text:style-name="P34">Kamahalan</text:p>
          <text:list>
            <text:list-item>
              <text:p text:style-name="P34">dtr <text:s/>automatic absent</text:p>
            </text:list-item>
            <text:list-item>
              <text:p text:style-name="P34">task scheduler</text:p>
            </text:list-item>
          </text:list>
        </text:list-item>
        <text:list-item>
          <text:p text:style-name="P34">kasosyo</text:p>
          <text:list>
            <text:list-item>
              <text:p text:style-name="P34">polish css</text:p>
            </text:list-item>
            <text:list-item>
              <text:p text:style-name="P34">replace upload codes into search file..</text:p>
            </text:list-item>
            <text:list-item>
              <text:p text:style-name="P34">file manager</text:p>
            </text:list-item>
            <text:list-item>
              <text:p text:style-name="P34">read more</text:p>
            </text:list-item>
          </text:list>
        </text:list-item>
        <text:list-item>
          <text:p text:style-name="P34">weekly report (to: sir henyo; cc: ms reina, ms rosa, sir meric)</text:p>
        </text:list-item>
        <text:list-item>
          <text:p text:style-name="P34">movie (hansel and gretel)</text:p>
        </text:list-item>
        <text:list-item>
          <text:p text:style-name="P34">dulce punishment haha</text:p>
        </text:list-item>
        <text:list-item>
          <text:p text:style-name="P34">sandugo contest</text:p>
        </text:list-item>
      </text:list>
      <text:p text:style-name="Standard"/>
      <text:p text:style-name="Standard">wed apr 15</text:p>
      <text:list xml:id="list2087500653" text:style-name="L35">
        <text:list-item>
          <text:p text:style-name="P35">kamahalan</text:p>
          <text:list>
            <text:list-item>
              <text:p text:style-name="P35"><text:soft-page-break/>admin settings</text:p>
            </text:list-item>
          </text:list>
        </text:list-item>
        <text:list-item>
          <text:p text:style-name="P35">kasosyo</text:p>
          <text:list>
            <text:list-item>
              <text:p text:style-name="P35">css of features and news</text:p>
            </text:list-item>
            <text:list-item>
              <text:p text:style-name="P35">videos</text:p>
            </text:list-item>
            <text:list-item>
              <text:p text:style-name="P35">contact us captcha</text:p>
            </text:list-item>
          </text:list>
        </text:list-item>
        <text:list-item>
          <text:p text:style-name="P35">talk with sir henyo - evaluation</text:p>
        </text:list-item>
      </text:list>
      <text:p text:style-name="Standard"/>
      <text:p text:style-name="Standard">thu apr 16</text:p>
      <text:list xml:id="list1431956414" text:style-name="L36">
        <text:list-item>
          <text:p text:style-name="P36">kamahalan</text:p>
          <text:list>
            <text:list-item>
              <text:p text:style-name="P36">forms</text:p>
            </text:list-item>
          </text:list>
        </text:list-item>
        <text:list-item>
          <text:p text:style-name="P36">kasosyo</text:p>
          <text:list>
            <text:list-item>
              <text:p text:style-name="P36">contact us captcha</text:p>
            </text:list-item>
          </text:list>
        </text:list-item>
        <text:list-item>
          <text:p text:style-name="P36">ks</text:p>
          <text:list>
            <text:list-item>
              <text:p text:style-name="P36">performance – late mitchie paul dulce</text:p>
            </text:list-item>
            <text:list-item>
              <text:p text:style-name="P36">performance – marketing</text:p>
            </text:list-item>
            <text:list-item>
              <text:p text:style-name="P36">ks of ate nikki – korean alphabet</text:p>
            </text:list-item>
            <text:list-item>
              <text:p text:style-name="P36">jeth – kamahalan system</text:p>
              <text:p text:style-name="P37"/>
            </text:list-item>
          </text:list>
        </text:list-item>
      </text:list>
      <text:p text:style-name="Standard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 Wine</meta:initial-creator>
    <meta:creation-date>2013-04-04T23:06:34</meta:creation-date>
    <dc:date>2013-05-16T18:55:23</dc:date>
    <meta:editing-duration>PT21M31S</meta:editing-duration>
    <meta:editing-cycles>51</meta:editing-cycles>
    <meta:generator>LibreOffice/3.5$Linux_x86 LibreOffice_project/350m1$Build-2</meta:generator>
    <dc:creator>Red Wine</dc:creator>
    <meta:document-statistic meta:table-count="0" meta:image-count="0" meta:object-count="0" meta:page-count="7" meta:paragraph-count="257" meta:word-count="1137" meta:character-count="5219" meta:non-whitespace-character-count="4537"/>
  </office:meta>
</office:document-meta>
</file>